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tkinson Hyperlegible" svg:font-family="'Atkinson Hyperlegible'" style:font-pitch="variable"/>
    <style:font-face style:name="C059Bold" svg:font-family="C059Bold" style:font-pitch="variable"/>
    <style:font-face style:name="C059Bold1" svg:font-family="C059Bold"/>
    <style:font-face style:name="C059Roman" svg:font-family="C059Roman" style:font-adornments="Bold" style:font-pitch="fixed"/>
    <style:font-face style:name="C059Roman1" svg:font-family="C059Roman" style:font-adornments="Bold"/>
    <style:font-face style:name="C059Roman2" svg:font-family="C059Roman"/>
    <style:font-face style:name="C059Roman3" svg:font-family="C059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ack" svg:font-family="Hack" style:font-pitch="variable"/>
    <style:font-face style:name="Hack1" svg:font-family="Hack" style:font-pitch="fixed"/>
    <style:font-face style:name="Hack2" svg:font-family="Hack" style:font-adornments="Bold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gramma" svg:font-family="Microgramma" style:font-pitch="variable"/>
    <style:font-face style:name="Microgramma1" svg:font-family="Microgramma" style:font-adornments="Bold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4.391cm" fo:min-width="26.89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157cm" svg:stroke-color="#ffbf00" draw:stroke-linejoin="round" svg:stroke-linecap="butt" draw:fill="none" fo:padding-top="0.078cm" fo:padding-bottom="0.078cm" fo:padding-left="0.078cm" fo:padding-right="0.078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9.51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82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8.02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4.22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10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48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9.34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7.60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54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3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5.20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5.7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2.48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7.05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1.60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0.81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3.47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12.26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40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62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2.639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10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9.63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18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15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2.54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8.72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7.74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4.573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723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4.00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.39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0.95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89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4.62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608cm" fo:min-width="16.52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9.8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.65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0.598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2.86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669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3.67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2.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2.563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966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486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1.94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2.46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4.878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2.402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8.405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905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9.633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8.773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4.645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6.28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3.825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6.792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915cm" fo:min-width="5.611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229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6.14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3.726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6.033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62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9.117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3.359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1.97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2.855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94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4cm" fo:min-width="18.203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3.274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5.31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color="#eeeeee" loext:opacity="100%" style:font-name="Microgramma1" fo:font-size="96pt" style:font-size-asian="96pt" style:font-size-complex="96pt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style:writing-mode="lr-tb"/>
      <style:text-properties style:font-name="Hack2" fo:font-size="14pt" style:font-size-asian="14pt" style:font-size-complex="14pt"/>
    </style:style>
    <style:style style:name="P6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start" style:writing-mode="lr-tb"/>
      <style:text-properties style:font-name="Microgramma1" fo:font-size="13pt" style:font-size-asian="13pt" style:font-size-complex="13pt"/>
    </style:style>
    <style:style style:name="P8" style:family="paragraph">
      <loext:graphic-properties draw:fill="none"/>
      <style:paragraph-properties style:writing-mode="lr-tb"/>
      <style:text-properties style:font-name="Atkinson Hyperlegible" fo:font-size="11pt" style:font-size-asian="11pt" style:font-size-complex="11pt"/>
    </style:style>
    <style:style style:name="P9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10" style:family="paragraph">
      <loext:graphic-properties draw:fill="none"/>
      <style:paragraph-properties style:writing-mode="lr-tb"/>
      <style:text-properties style:font-name="Atkinson Hyperlegible"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12" style:family="paragraph">
      <style:paragraph-properties fo:text-align="start" style:writing-mode="lr-tb"/>
      <style:text-properties style:font-name="Atkinson Hyperlegible"/>
    </style:style>
    <style:style style:name="P13" style:family="paragraph">
      <loext:graphic-properties draw:fill="none"/>
      <style:paragraph-properties style:writing-mode="lr-tb"/>
      <style:text-properties style:font-name="Atkinson Hyperlegible" fo:font-size="12pt" style:font-size-asian="12pt" style:font-size-complex="12pt"/>
    </style:style>
    <style:style style:name="P1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5" style:family="paragraph">
      <loext:graphic-properties draw:fill="none"/>
      <style:paragraph-properties style:writing-mode="lr-tb"/>
      <style:text-properties style:font-name="Microgramma1" fo:font-size="13pt" style:font-size-asian="13pt" style:font-size-complex="13pt"/>
    </style:style>
    <style:style style:name="P16" style:family="paragraph">
      <loext:graphic-properties draw:fill="none"/>
      <style:paragraph-properties style:writing-mode="lr-tb"/>
      <style:text-properties style:font-name="Microgramma1" fo:font-size="20pt" style:font-size-asian="20pt" style:font-size-complex="20pt"/>
    </style:style>
    <style:style style:name="P17" style:family="paragraph">
      <loext:graphic-properties draw:fill="none"/>
      <style:paragraph-properties fo:text-align="start" style:writing-mode="lr-tb"/>
      <style:text-properties style:font-name="Atkinson Hyperlegible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eeeeee" loext:opacity="100%" style:font-name="Microgramma1" fo:font-size="96pt" fo:font-weight="bold" style:font-size-asian="96pt" style:font-weight-asian="bold" style:font-name-complex="C059Bold1" style:font-size-complex="96pt" style:font-weight-complex="bold"/>
    </style:style>
    <style:style style:name="T2" style:family="text">
      <style:text-properties fo:color="#000000" loext:opacity="100%" style:font-name="C059Roman2" fo:font-size="14pt" fo:font-weight="normal" style:font-size-asian="14pt" style:font-weight-asian="normal" style:font-name-complex="C059Roman2" style:font-size-complex="14pt" style:font-weight-complex="normal"/>
    </style:style>
    <style:style style:name="T3" style:family="text">
      <style:text-properties fo:color="#000000" loext:opacity="100%" style:font-name="C059Roman2" fo:font-size="12pt" fo:font-weight="normal" style:font-size-asian="12pt" style:font-weight-asian="normal" style:font-name-complex="C059Roman2" style:font-size-complex="12pt" style:font-weight-complex="normal"/>
    </style:style>
    <style:style style:name="T4" style:family="text">
      <style:text-properties fo:color="#000000" loext:opacity="100%" style:font-name="Microgramma1" fo:font-size="13pt" fo:font-weight="bold" style:font-size-asian="13pt" style:font-weight-asian="bold" style:font-name-complex="C059Bold1" style:font-size-complex="13pt" style:font-weight-complex="bold"/>
    </style:style>
    <style:style style:name="T5" style:family="text">
      <style:text-properties fo:color="#000000" loext:opacity="100%" style:font-name="Atkinson Hyperlegible" fo:font-size="11pt" fo:font-weight="bold" style:font-size-asian="11pt" style:font-weight-asian="bold" style:font-name-complex="C059Bold1" style:font-size-complex="11pt" style:font-weight-complex="bold"/>
    </style:style>
    <style:style style:name="T6" style:family="text">
      <style:text-properties fo:color="#000000" loext:opacity="100%" style:font-name="C059Roman2" fo:font-size="11pt" fo:font-weight="normal" style:font-size-asian="11pt" style:font-weight-asian="normal" style:font-name-complex="C059Roman2" style:font-size-complex="11pt" style:font-weight-complex="normal"/>
    </style:style>
    <style:style style:name="T7" style:family="text">
      <style:text-properties fo:color="#000000" loext:opacity="100%" style:font-name="C059Bold1" fo:font-size="11pt" fo:font-weight="normal" style:font-size-asian="11pt" style:font-weight-asian="normal" style:font-name-complex="C059Bold1" style:font-size-complex="11pt" style:font-weight-complex="normal"/>
    </style:style>
    <style:style style:name="T8" style:family="text">
      <style:text-properties fo:color="#000000" loext:opacity="100%" style:font-name="C059Bold1" fo:font-size="11pt" fo:font-weight="bold" style:font-size-asian="11pt" style:font-weight-asian="bold" style:font-name-complex="C059Bold1" style:font-size-complex="11pt" style:font-weight-complex="bold"/>
    </style:style>
    <style:style style:name="T9" style:family="text">
      <style:text-properties fo:color="#000000" loext:opacity="100%" style:font-name="Atkinson Hyperlegible" fo:font-size="11pt" fo:font-weight="bold" style:font-size-asian="11pt" style:font-weight-asian="bold" style:font-name-complex="C059Roman2" style:font-size-complex="11pt" style:font-weight-complex="bold"/>
    </style:style>
    <style:style style:name="T10" style:family="text">
      <style:text-properties fo:color="#000000" loext:opacity="100%" style:font-name="Atkinson Hyperlegible" fo:font-size="12pt" fo:font-weight="bold" style:font-size-asian="12pt" style:font-weight-asian="bold" style:font-name-complex="C059Bold1" style:font-size-complex="12pt" style:font-weight-complex="bold"/>
    </style:style>
    <style:style style:name="T11" style:family="text">
      <style:text-properties fo:color="#000000" loext:opacity="100%" style:font-name="Microgramma1" fo:font-size="20pt" fo:font-weight="bold" style:font-size-asian="20pt" style:font-weight-asian="bold" style:font-name-complex="C059Bold1" style:font-size-complex="20pt" style:font-weight-complex="bold"/>
    </style:style>
    <style:style style:name="T12" style:family="text">
      <style:text-properties fo:color="#000000" loext:opacity="100%" style:font-name="Atkinson Hyperlegible" fo:font-size="12pt" fo:font-weight="bold" style:font-size-asian="12pt" style:font-weight-asian="bold" style:font-name-complex="C059Roman2" style:font-size-complex="12pt" style:font-weight-complex="bold"/>
    </style:style>
    <style:style style:name="T13" style:family="text">
      <style:text-properties fo:color="#2a6099" loext:opacity="100%" style:font-name="C059Roman2" fo:font-size="11pt" style:text-underline-style="solid" style:text-underline-width="auto" style:text-underline-color="font-color" fo:font-weight="normal" style:font-size-asian="11pt" style:font-weight-asian="normal" style:font-name-complex="C059Roman2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-0.001cm" svg:y="-0.001cm" svg:viewBox="0 0 21591 27941" draw:points="0,0 21591,0 21591,27941 0,27941">
          <text:p/>
        </draw:polygon>
        <draw:frame draw:style-name="gr2" draw:text-style-name="P3" draw:layer="layout" svg:width="26.892cm" svg:height="4.391cm" draw:transform="rotate (1.5707963267949) translate (-0.899cm 27.94cm)">
          <draw:text-box>
            <text:p text:style-name="P2"><text:span text:style-name="T1">Jacob Trock</text:span></text:p>
          </draw:text-box>
        </draw:frame>
        <draw:line draw:style-name="gr3" draw:text-style-name="P4" draw:layer="layout" svg:x1="1.016cm" svg:y1="2.702cm" svg:x2="20.584cm" svg:y2="2.665cm">
          <text:p/>
        </draw:line>
        <draw:line draw:style-name="gr3" draw:text-style-name="P4" draw:layer="layout" svg:x1="1.016cm" svg:y1="8.203cm" svg:x2="20.608cm" svg:y2="8.203cm">
          <text:p/>
        </draw:line>
        <draw:line draw:style-name="gr3" draw:text-style-name="P4" draw:layer="layout" svg:x1="0.952cm" svg:y1="17.585cm" svg:x2="20.544cm" svg:y2="17.585cm">
          <text:p/>
        </draw:line>
        <draw:line draw:style-name="gr3" draw:text-style-name="P4" draw:layer="layout" svg:x1="1.016cm" svg:y1="10.589cm" svg:x2="20.608cm" svg:y2="10.589cm">
          <text:p/>
        </draw:line>
        <draw:frame draw:style-name="gr4" draw:text-style-name="P5" draw:layer="layout" svg:width="9.514cm" svg:height="0.674cm" svg:x="5.715cm" svg:y="0.724cm">
          <draw:text-box>
            <text:p text:style-name="P2"><text:span text:style-name="T2"><text:s/></text:span><text:span text:style-name="T2">203-216-2725|trock.j@northeastern.edu</text:span></text:p>
          </draw:text-box>
        </draw:frame>
        <draw:frame draw:style-name="gr5" draw:text-style-name="P6" draw:layer="layout" svg:width="7.804cm" svg:height="0.577cm" svg:x="6.818cm" svg:y="1.845cm">
          <draw:text-box>
            <text:p text:style-name="P2"><text:span text:style-name="T3">Available for Co-op: January - June 2023</text:span></text:p>
          </draw:text-box>
        </draw:frame>
        <draw:frame draw:style-name="gr6" draw:text-style-name="P7" draw:layer="layout" svg:width="8.028cm" svg:height="0.594cm" svg:x="1.143cm" svg:y="8.026cm">
          <draw:text-box>
            <text:p text:style-name="P2"><text:span text:style-name="T4">COMPUTER KNOWLEDGE</text:span></text:p>
          </draw:text-box>
        </draw:frame>
        <draw:frame draw:style-name="gr7" draw:text-style-name="P8" draw:layer="layout" svg:width="4.223cm" svg:height="0.407cm" svg:x="1.249cm" svg:y="3.286cm">
          <draw:text-box>
            <text:p text:style-name="P2"><text:span text:style-name="T5">Northeastern University, </text:span></text:p>
          </draw:text-box>
        </draw:frame>
        <draw:frame draw:style-name="gr8" draw:text-style-name="P9" draw:layer="layout" svg:width="2.106cm" svg:height="0.53cm" svg:x="5.514cm" svg:y="3.175cm">
          <draw:text-box>
            <text:p text:style-name="P2"><text:span text:style-name="T6">Boston, MA</text:span></text:p>
          </draw:text-box>
        </draw:frame>
        <draw:frame draw:style-name="gr9" draw:text-style-name="P9" draw:layer="layout" svg:width="6.487cm" svg:height="0.53cm" svg:x="2.519cm" svg:y="3.628cm">
          <draw:text-box>
            <text:p text:style-name="P2"><text:span text:style-name="T6">Combined Major </text:span></text:p>
          </draw:text-box>
        </draw:frame>
        <draw:frame draw:style-name="gr10" draw:text-style-name="P9" draw:layer="layout" svg:width="9.578cm" svg:height="0.53cm" svg:x="2.86cm" svg:y="4.029cm">
          <draw:text-box>
            <text:p text:style-name="P2"><text:span text:style-name="T7">-</text:span><text:span text:style-name="T8"> Bachelors of Computer Sciences, Khoury College</text:span></text:p>
          </draw:text-box>
        </draw:frame>
        <draw:frame draw:style-name="gr11" draw:text-style-name="P9" draw:layer="layout" svg:width="11.504cm" svg:height="0.53cm" svg:x="2.857cm" svg:y="4.445cm">
          <draw:text-box>
            <text:p text:style-name="P2"><text:span text:style-name="T7">-</text:span><text:span text:style-name="T8"> Bachelor’s of Business, D’Amore McKim School of Business</text:span></text:p>
          </draw:text-box>
        </draw:frame>
        <draw:frame draw:style-name="gr12" draw:text-style-name="P8" draw:layer="layout" svg:width="3.545cm" svg:height="0.407cm" svg:x="1.27cm" svg:y="6.137cm">
          <draw:text-box>
            <text:p text:style-name="P2"><text:span text:style-name="T5">Staples High School,</text:span></text:p>
          </draw:text-box>
        </draw:frame>
        <draw:frame draw:style-name="gr13" draw:text-style-name="P9" draw:layer="layout" svg:width="2.36cm" svg:height="0.53cm" svg:x="4.942cm" svg:y="6.032cm">
          <draw:text-box>
            <text:p text:style-name="P2"><text:span text:style-name="T6">Westport, CT</text:span></text:p>
          </draw:text-box>
        </draw:frame>
        <draw:frame draw:style-name="gr14" draw:text-style-name="P10" draw:layer="layout" svg:width="5.209cm" svg:height="0.407cm" svg:x="15.331cm" svg:y="6.118cm">
          <draw:text-box>
            <text:p text:style-name="P2"><text:span text:style-name="T9">[GPA 3.6 / 4.0] <text:s/>(2016 - 2020)</text:span></text:p>
          </draw:text-box>
        </draw:frame>
        <draw:frame draw:style-name="gr15" draw:text-style-name="P9" draw:layer="layout" svg:width="15.72cm" svg:height="0.53cm" svg:x="2.519cm" svg:y="6.542cm">
          <draw:text-box>
            <text:p text:style-name="P2"><text:span text:style-name="T8">Activities:</text:span><text:span text:style-name="T6"> President Young Politicians League, Cross Country Track Team (3 years)</text:span></text:p>
          </draw:text-box>
        </draw:frame>
        <draw:frame draw:style-name="gr16" draw:text-style-name="P9" draw:layer="layout" svg:width="14.878cm" svg:height="0.53cm" svg:x="2.519cm" svg:y="6.965cm">
          <draw:text-box>
            <text:p text:style-name="P2"><text:span text:style-name="T8">Awards:</text:span><text:span text:style-name="T6"> Lockheed Martin CodeQuest State Champion, Sikorsky STEM Challenge, </text:span></text:p>
          </draw:text-box>
        </draw:frame>
        <draw:frame draw:style-name="gr17" draw:text-style-name="P9" draw:layer="layout" svg:width="7.55cm" svg:height="0.53cm" svg:x="3.019cm" svg:y="7.388cm">
          <draw:text-box>
            <text:p text:style-name="P2"><text:span text:style-name="T6">Embedded Systems Programming Award</text:span></text:p>
          </draw:text-box>
        </draw:frame>
        <draw:frame draw:style-name="gr18" draw:text-style-name="P11" draw:layer="layout" svg:width="11.648cm" svg:height="0.53cm" svg:x="5.385cm" svg:y="9.193cm">
          <draw:text-box>
            <text:p text:style-name="P2"><text:span text:style-name="T6">DevOps, Linux, Nixos, MongoDB, Docker, PostgreSQL, GraphQL</text:span></text:p>
          </draw:text-box>
        </draw:frame>
        <draw:frame draw:style-name="gr19" draw:text-style-name="P9" draw:layer="layout" svg:width="10.818cm" svg:height="0.53cm" svg:x="1.747cm" svg:y="9.63cm">
          <draw:text-box>
            <text:p text:style-name="P2"><text:span text:style-name="T6">AWS services(CDK,EC2,RDS,…), Graphic design(adobe suite)</text:span></text:p>
          </draw:text-box>
        </draw:frame>
        <draw:frame draw:style-name="gr20" draw:text-style-name="P9" draw:layer="layout" svg:width="13.477cm" svg:height="0.53cm" svg:x="5.08cm" svg:y="8.677cm">
          <draw:text-box>
            <text:p text:style-name="P2"><text:span text:style-name="T6">Typescript, Ecma, React, Node.js, JS, HTML, CSS, Bash, Java, Python, RegEx</text:span></text:p>
          </draw:text-box>
        </draw:frame>
        <draw:frame draw:style-name="gr21" draw:text-style-name="P7" draw:layer="layout" svg:width="12.262cm" svg:height="0.594cm" svg:x="1.079cm" svg:y="17.431cm">
          <draw:text-box>
            <text:p text:style-name="P2"><text:span text:style-name="T4">PERSONAL AND ACADEMIC PROJECTS</text:span></text:p>
          </draw:text-box>
        </draw:frame>
        <draw:frame draw:style-name="gr22" draw:text-style-name="P13" draw:layer="layout" svg:width="7.406cm" svg:height="0.577cm" svg:x="1.299cm" svg:y="23.178cm">
          <draw:text-box>
            <text:p text:style-name="P12"><text:span text:style-name="T10">Northeastern Entrepreneurial Club</text:span></text:p>
          </draw:text-box>
        </draw:frame>
        <draw:frame draw:style-name="gr23" draw:text-style-name="P6" draw:layer="layout" svg:width="5.624cm" svg:height="0.577cm" svg:x="7.763cm" svg:y="22.997cm">
          <draw:text-box>
            <text:p text:style-name="P2"><text:span text:style-name="T3"><text:s/></text:span><text:span text:style-name="T3">- participant and contestant</text:span></text:p>
          </draw:text-box>
        </draw:frame>
        <draw:frame draw:style-name="gr24" draw:text-style-name="P10" draw:layer="layout" svg:width="2.639cm" svg:height="0.407cm" svg:x="18.109cm" svg:y="23.009cm">
          <draw:text-box>
            <text:p text:style-name="P2"><text:span text:style-name="T9">[2020-Present]</text:span></text:p>
          </draw:text-box>
        </draw:frame>
        <draw:frame draw:style-name="gr25" draw:text-style-name="P13" draw:layer="layout" svg:width="1.103cm" svg:height="0.577cm" svg:x="1.299cm" svg:y="23.701cm">
          <draw:text-box>
            <text:p text:style-name="P12"><text:span text:style-name="T10">Hillel</text:span></text:p>
          </draw:text-box>
        </draw:frame>
        <draw:frame draw:style-name="gr26" draw:text-style-name="P6" draw:layer="layout" svg:width="9.637cm" svg:height="0.577cm" svg:x="2.428cm" svg:y="23.553cm">
          <draw:text-box>
            <text:p text:style-name="P2"><text:span text:style-name="T3"><text:s/></text:span><text:span text:style-name="T3">- participant in events and religious ceremonies</text:span></text:p>
          </draw:text-box>
        </draw:frame>
        <draw:frame draw:style-name="gr24" draw:text-style-name="P10" draw:layer="layout" svg:width="2.639cm" svg:height="0.407cm" svg:x="18.109cm" svg:y="23.533cm">
          <draw:text-box>
            <text:p text:style-name="P2"><text:span text:style-name="T9">[2020-Present]</text:span></text:p>
          </draw:text-box>
        </draw:frame>
        <draw:frame draw:style-name="gr27" draw:text-style-name="P13" draw:layer="layout" svg:width="1.183cm" svg:height="0.577cm" svg:x="1.299cm" svg:y="24.225cm">
          <draw:text-box>
            <text:p text:style-name="P12"><text:span text:style-name="T10">NURE</text:span></text:p>
          </draw:text-box>
        </draw:frame>
        <draw:frame draw:style-name="gr28" draw:text-style-name="P14" draw:layer="layout" svg:width="8.02cm" svg:height="0.577cm" svg:x="2.673cm" svg:y="24.079cm">
          <draw:text-box>
            <text:p text:style-name="P2"><text:span text:style-name="T3">- Northeastern Real Estate Club Member</text:span></text:p>
          </draw:text-box>
        </draw:frame>
        <draw:frame draw:style-name="gr29" draw:text-style-name="P10" draw:layer="layout" svg:width="2.542cm" svg:height="0.407cm" svg:x="18.178cm" svg:y="24.156cm">
          <draw:text-box>
            <text:p text:style-name="P2"><text:span text:style-name="T9">[2021-Present]</text:span></text:p>
          </draw:text-box>
        </draw:frame>
        <draw:frame draw:style-name="gr30" draw:text-style-name="P6" draw:layer="layout" svg:width="18.726cm" svg:height="0.577cm" svg:x="1.278cm" svg:y="24.644cm">
          <draw:text-box>
            <text:p text:style-name="P2"><text:span text:style-name="T3">Furniture Design (metal welding and woodwork), Technology recovery and refurbishment, 3D </text:span></text:p>
          </draw:text-box>
        </draw:frame>
        <draw:frame draw:style-name="gr31" draw:text-style-name="P6" draw:layer="layout" svg:width="17.74cm" svg:height="0.577cm" svg:x="1.278cm" svg:y="25.064cm">
          <draw:text-box>
            <text:p text:style-name="P2"><text:span text:style-name="T3">Printer repair, Low level and embedded systems programming, Kayaking, Biking, Hiking, </text:span></text:p>
          </draw:text-box>
        </draw:frame>
        <draw:frame draw:style-name="gr32" draw:text-style-name="P6" draw:layer="layout" svg:width="14.573cm" svg:height="0.577cm" svg:x="1.278cm" svg:y="25.488cm">
          <draw:text-box>
            <text:p text:style-name="P2"><text:span text:style-name="T3">Political/Philosophical debate, Reading, Teaching and Community Service</text:span></text:p>
          </draw:text-box>
        </draw:frame>
        <draw:frame draw:style-name="gr33" draw:text-style-name="P8" draw:layer="layout" svg:width="3.723cm" svg:height="0.407cm" svg:x="1.27cm" svg:y="8.8cm">
          <draw:text-box>
            <text:p text:style-name="P2"><text:span text:style-name="T5">Languages/Libraries: </text:span></text:p>
          </draw:text-box>
        </draw:frame>
        <draw:frame draw:style-name="gr34" draw:text-style-name="P8" draw:layer="layout" svg:width="4.007cm" svg:height="0.407cm" svg:x="1.27cm" svg:y="9.307cm">
          <draw:text-box>
            <text:p text:style-name="P2"><text:span text:style-name="T5">Systems/Infrastructure:</text:span></text:p>
          </draw:text-box>
        </draw:frame>
        <draw:frame draw:style-name="gr35" draw:text-style-name="P13" draw:layer="layout" svg:width="1.395cm" svg:height="0.446cm" svg:x="1.252cm" svg:y="13.743cm">
          <draw:text-box>
            <text:p text:style-name="P2"><text:span text:style-name="T10">Picstop</text:span></text:p>
          </draw:text-box>
        </draw:frame>
        <draw:frame draw:style-name="gr36" draw:text-style-name="P14" draw:layer="layout" svg:width="10.95cm" svg:height="0.577cm" svg:x="2.692cm" svg:y="13.614cm">
          <draw:text-box>
            <text:p text:style-name="P2"><text:span text:style-name="T3"><text:s/>– </text:span><text:span text:style-name="T3">Social Media App – Back End Developer – Boston, MA</text:span></text:p>
          </draw:text-box>
        </draw:frame>
        <draw:frame draw:style-name="gr37" draw:text-style-name="P10" draw:layer="layout" svg:width="3.897cm" svg:height="0.407cm" svg:x="16.712cm" svg:y="13.837cm">
          <draw:text-box>
            <text:p text:style-name="P2"><text:span text:style-name="T9">[Dec 2020 - Jan 2021]</text:span></text:p>
          </draw:text-box>
        </draw:frame>
        <draw:frame draw:style-name="gr38" draw:text-style-name="P14" draw:layer="layout" svg:width="14.623cm" svg:height="0.577cm" svg:x="1.822cm" svg:y="14.085cm">
          <draw:text-box>
            <text:p text:style-name="P2"><text:span text:style-name="T3">- Connected service to Amazon S3 for image storage</text:span></text:p>
          </draw:text-box>
        </draw:frame>
        <draw:frame draw:style-name="gr39" draw:text-style-name="P14" draw:layer="layout" svg:width="16.528cm" svg:height="0.608cm" svg:x="1.822cm" svg:y="14.512cm">
          <draw:text-box>
            <text:p text:style-name="P2"><text:span text:style-name="T3">- Optimized validation, wrote an infinite scroll feed system and cleaned code</text:span></text:p>
          </draw:text-box>
        </draw:frame>
        <draw:frame draw:style-name="gr40" draw:text-style-name="P14" draw:layer="layout" svg:width="9.86cm" svg:height="0.577cm" svg:x="1.822cm" svg:y="14.931cm">
          <draw:text-box>
            <text:p text:style-name="P2"><text:span text:style-name="T3">- Worked with an Agile ticket-based system</text:span></text:p>
          </draw:text-box>
        </draw:frame>
        <draw:frame draw:style-name="gr41" draw:text-style-name="P13" draw:layer="layout" svg:width="1.657cm" svg:height="0.446cm" svg:x="1.252cm" svg:y="15.572cm">
          <draw:text-box>
            <text:p text:style-name="P2"><text:span text:style-name="T10">Live XYZ</text:span></text:p>
          </draw:text-box>
        </draw:frame>
        <draw:frame draw:style-name="gr42" draw:text-style-name="P6" draw:layer="layout" svg:width="10.598cm" svg:height="0.577cm" svg:x="2.957cm" svg:y="15.437cm">
          <draw:text-box>
            <text:p text:style-name="P2"><text:span text:style-name="T3"><text:s/>– </text:span><text:span text:style-name="T3">Tech Startup – Front End Developer – New York, NY</text:span></text:p>
          </draw:text-box>
        </draw:frame>
        <draw:frame draw:style-name="gr43" draw:text-style-name="P10" draw:layer="layout" svg:width="2.864cm" svg:height="0.407cm" svg:x="17.762cm" svg:y="15.537cm">
          <draw:text-box>
            <text:p text:style-name="P2"><text:span text:style-name="T9">[Jun - July 2019]</text:span></text:p>
          </draw:text-box>
        </draw:frame>
        <draw:frame draw:style-name="gr44" draw:text-style-name="P6" draw:layer="layout" svg:width="6.669cm" svg:height="0.577cm" svg:x="1.722cm" svg:y="15.915cm">
          <draw:text-box>
            <text:p text:style-name="P2"><text:span text:style-name="T3"><text:s/></text:span><text:span text:style-name="T3">- Built React pages for live events</text:span></text:p>
          </draw:text-box>
        </draw:frame>
        <draw:frame draw:style-name="gr45" draw:text-style-name="P14" draw:layer="layout" svg:width="13.67cm" svg:height="0.577cm" svg:x="1.722cm" svg:y="16.338cm">
          <draw:text-box>
            <text:p text:style-name="P2"><text:span text:style-name="T3"><text:s/></text:span><text:span text:style-name="T3">- Audited integration of Mapbox to code base</text:span></text:p>
          </draw:text-box>
        </draw:frame>
        <draw:frame draw:style-name="gr46" draw:text-style-name="P14" draw:layer="layout" svg:width="12.4cm" svg:height="0.577cm" svg:x="1.722cm" svg:y="16.765cm">
          <draw:text-box>
            <text:p text:style-name="P2"><text:span text:style-name="T3"><text:s/></text:span><text:span text:style-name="T3">- Assisted management in client meetings</text:span></text:p>
          </draw:text-box>
        </draw:frame>
        <draw:frame draw:style-name="gr47" draw:text-style-name="P8" draw:layer="layout" svg:width="2.563cm" svg:height="0.407cm" svg:x="1.183cm" svg:y="18.142cm">
          <draw:text-box>
            <text:p text:style-name="P2"><text:span text:style-name="T5">ServiceEngine </text:span></text:p>
          </draw:text-box>
        </draw:frame>
        <draw:frame draw:style-name="gr48" draw:text-style-name="P9" draw:layer="layout" svg:width="5.966cm" svg:height="0.53cm" svg:x="3.812cm" svg:y="18.029cm">
          <draw:text-box>
            <text:p text:style-name="P2"><text:span text:style-name="T6">– </text:span><text:span text:style-name="T6">Created NoCode File Processor</text:span></text:p>
          </draw:text-box>
        </draw:frame>
        <draw:frame draw:style-name="gr49" draw:text-style-name="P10" draw:layer="layout" svg:width="3.486cm" svg:height="0.407cm" svg:x="16.987cm" svg:y="18.175cm">
          <draw:text-box>
            <text:p text:style-name="P2"><text:span text:style-name="T9">[Jan 2021 - Present]</text:span></text:p>
          </draw:text-box>
        </draw:frame>
        <draw:frame draw:style-name="gr50" draw:text-style-name="P9" draw:layer="layout" svg:width="11.94cm" svg:height="0.53cm" svg:x="2.377cm" svg:y="18.899cm">
          <draw:text-box>
            <text:p text:style-name="P2"><text:span text:style-name="T6">-Only Freshman Finalist in Northeastern Husky Startup Challenge</text:span></text:p>
          </draw:text-box>
        </draw:frame>
        <draw:frame draw:style-name="gr51" draw:text-style-name="P9" draw:layer="layout" svg:width="12.465cm" svg:height="0.53cm" svg:x="2.377cm" svg:y="19.319cm">
          <draw:text-box>
            <text:p text:style-name="P2"><text:span text:style-name="T6">-Wrote an AWS Lambda+Cognito+RDS back end and React front end</text:span></text:p>
          </draw:text-box>
        </draw:frame>
        <draw:frame draw:style-name="gr52" draw:text-style-name="P9" draw:layer="layout" svg:width="14.878cm" svg:height="0.53cm" svg:x="2.377cm" svg:y="19.742cm">
          <draw:text-box>
            <text:p text:style-name="P2"><text:span text:style-name="T6">-Validated ideas with customers and prototyped a template of program functions</text:span></text:p>
          </draw:text-box>
        </draw:frame>
        <draw:frame draw:style-name="gr53" draw:text-style-name="P8" draw:layer="layout" svg:width="2.402cm" svg:height="0.407cm" svg:x="1.107cm" svg:y="20.472cm">
          <draw:text-box>
            <text:p text:style-name="P2"><text:span text:style-name="T5">CleanConnect</text:span></text:p>
          </draw:text-box>
        </draw:frame>
        <draw:frame draw:style-name="gr54" draw:text-style-name="P9" draw:layer="layout" svg:width="8.405cm" svg:height="0.53cm" svg:x="3.596cm" svg:y="20.364cm">
          <draw:text-box>
            <text:p text:style-name="P2"><text:span text:style-name="T6"><text:s/>– </text:span><text:span text:style-name="T6">SaaS solution for tracking property damage</text:span></text:p>
          </draw:text-box>
        </draw:frame>
        <draw:frame draw:style-name="gr55" draw:text-style-name="P10" draw:layer="layout" svg:width="3.905cm" svg:height="0.407cm" svg:x="16.629cm" svg:y="20.39cm">
          <draw:text-box>
            <text:p text:style-name="P2"><text:span text:style-name="T9">[Oct 2019 - Dec 2020]</text:span></text:p>
          </draw:text-box>
        </draw:frame>
        <draw:frame draw:style-name="gr56" draw:text-style-name="P9" draw:layer="layout" svg:width="9.633cm" svg:height="0.53cm" svg:x="2.377cm" svg:y="20.81cm">
          <draw:text-box>
            <text:p text:style-name="P2"><text:span text:style-name="T6">-Wrote back end in Node.js with Express middleware</text:span></text:p>
          </draw:text-box>
        </draw:frame>
        <draw:frame draw:style-name="gr57" draw:text-style-name="P9" draw:layer="layout" svg:width="8.773cm" svg:height="0.53cm" svg:x="2.377cm" svg:y="21.234cm">
          <draw:text-box>
            <text:p text:style-name="P2"><text:span text:style-name="T6">-Managed partner who wrote front end in React</text:span></text:p>
          </draw:text-box>
        </draw:frame>
        <draw:frame draw:style-name="gr58" draw:text-style-name="P6" draw:layer="layout" svg:width="14.645cm" svg:height="0.577cm" svg:x="2.377cm" svg:y="21.648cm">
          <draw:text-box>
            <text:p text:style-name="P2"><text:span text:style-name="T3">-Devops: Deployed service to Amazon EC2 (Ubuntu 18, Nginx, mail server)</text:span></text:p>
          </draw:text-box>
        </draw:frame>
        <draw:frame draw:style-name="gr59" draw:text-style-name="P15" draw:layer="layout" svg:width="6.28cm" svg:height="0.594cm" svg:x="1.149cm" svg:y="10.414cm">
          <draw:text-box>
            <text:p text:style-name="P2"><text:span text:style-name="T4">WORK EXPERIENCE</text:span></text:p>
          </draw:text-box>
        </draw:frame>
        <draw:line draw:style-name="gr3" draw:text-style-name="P4" draw:layer="layout" svg:x1="0.998cm" svg:y1="22.628cm" svg:x2="20.59cm" svg:y2="22.628cm">
          <text:p/>
        </draw:line>
        <draw:frame draw:style-name="gr60" draw:text-style-name="P7" draw:layer="layout" svg:width="3.825cm" svg:height="0.594cm" svg:x="1.149cm" svg:y="2.54cm">
          <draw:text-box>
            <text:p text:style-name="P2"><text:span text:style-name="T4">EDUCATION</text:span></text:p>
          </draw:text-box>
        </draw:frame>
        <draw:frame draw:style-name="gr61" draw:text-style-name="P15" draw:layer="layout" svg:width="6.792cm" svg:height="0.594cm" svg:x="1.145cm" svg:y="22.466cm">
          <draw:text-box>
            <text:p text:style-name="P2"><text:span text:style-name="T4">EXTRACURRICULARS</text:span></text:p>
          </draw:text-box>
        </draw:frame>
        <draw:frame draw:style-name="gr62" draw:text-style-name="P16" draw:layer="layout" svg:width="5.611cm" svg:height="0.915cm" svg:x="8.359cm" svg:y="0cm">
          <draw:text-box>
            <text:p text:style-name="P2"><text:span text:style-name="T11">Jacob Trock</text:span></text:p>
          </draw:text-box>
        </draw:frame>
        <draw:frame draw:style-name="gr63" draw:text-style-name="P6" draw:layer="layout" svg:width="6.229cm" svg:height="0.577cm" svg:x="7.468cm" svg:y="1.347cm">
          <draw:text-box>
            <text:p text:style-name="P2"><text:span text:style-name="T3">11 Elizabeth Drive, Westport CT</text:span></text:p>
          </draw:text-box>
        </draw:frame>
        <draw:frame draw:style-name="gr64" draw:text-style-name="P9" draw:layer="layout" svg:width="16.144cm" svg:height="0.53cm" svg:x="2.519cm" svg:y="4.942cm">
          <draw:text-box>
            <text:p text:style-name="P2"><text:span text:style-name="T6">Computer Science Classes: Fundamentals 1+2(Java),Discrete structures, Math reasoning,</text:span></text:p>
          </draw:text-box>
        </draw:frame>
        <draw:frame draw:style-name="gr65" draw:text-style-name="P9" draw:layer="layout" svg:width="13.726cm" svg:height="0.53cm" svg:x="3.019cm" svg:y="5.434cm">
          <draw:text-box>
            <text:p text:style-name="P2"><text:span text:style-name="T6">Object oriented design, Algorithms and data, Foundations of Cybersecurity</text:span></text:p>
          </draw:text-box>
        </draw:frame>
        <draw:frame draw:style-name="gr66" draw:text-style-name="P17" draw:layer="layout" svg:width="6.033cm" svg:height="0.446cm" svg:x="14.922cm" svg:y="3.175cm">
          <draw:text-box>
            <text:p text:style-name="P2"><text:span text:style-name="T12">[GPA 2.8 / 4.0] <text:s/>(2020 - 2024)</text:span></text:p>
          </draw:text-box>
        </draw:frame>
        <draw:frame draw:style-name="gr67" draw:text-style-name="P9" draw:layer="layout" svg:width="5.62cm" svg:height="0.53cm" svg:x="2.356cm" svg:y="18.451cm">
          <draw:text-box>
            <text:p text:style-name="P2"><text:span text:style-name="T6">-Invited to TechCrunch Disrupt</text:span></text:p>
          </draw:text-box>
        </draw:frame>
        <draw:frame draw:style-name="gr68" draw:text-style-name="P9" draw:layer="layout" svg:width="9.117cm" svg:height="0.53cm" svg:x="1.296cm" svg:y="26.11cm">
          <draw:text-box>
            <text:p text:style-name="P2"><text:span text:style-name="T6">More personal projects at </text:span><text:span text:style-name="T13">https://cleanconnect.us</text:span></text:p>
          </draw:text-box>
        </draw:frame>
        <draw:frame draw:style-name="gr69" draw:text-style-name="P13" draw:layer="layout" svg:width="3.359cm" svg:height="0.446cm" svg:x="1.329cm" svg:y="11.08cm">
          <draw:text-box>
            <text:p text:style-name="P2"><text:span text:style-name="T10">Phast Diagnostics</text:span></text:p>
          </draw:text-box>
        </draw:frame>
        <draw:frame draw:style-name="gr70" draw:text-style-name="P6" draw:layer="layout" svg:width="11.97cm" svg:height="0.577cm" svg:x="4.762cm" svg:y="10.95cm">
          <draw:text-box>
            <text:p text:style-name="P2"><text:span text:style-name="T3"><text:s/>– </text:span><text:span text:style-name="T3">BioTech – Software/Hardware developer – Cambridge, MA</text:span></text:p>
          </draw:text-box>
        </draw:frame>
        <draw:frame draw:style-name="gr71" draw:text-style-name="P10" draw:layer="layout" svg:width="2.855cm" svg:height="0.407cm" svg:x="17.68cm" svg:y="11.092cm">
          <draw:text-box>
            <text:p text:style-name="P2"><text:span text:style-name="T9">[Jan - Jun 2022]</text:span></text:p>
          </draw:text-box>
        </draw:frame>
        <draw:frame draw:style-name="gr72" draw:text-style-name="P6" draw:layer="layout" svg:width="16.94cm" svg:height="0.577cm" svg:x="1.799cm" svg:y="11.518cm">
          <draw:text-box>
            <text:p text:style-name="P2"><text:span text:style-name="T3">- Worked alongside senior engineer to develop secure patient data handling backend</text:span></text:p>
          </draw:text-box>
        </draw:frame>
        <draw:frame draw:style-name="gr73" draw:text-style-name="P14" draw:layer="layout" svg:width="18.203cm" svg:height="0.577cm" svg:x="1.799cm" svg:y="11.942cm">
          <draw:text-box>
            <text:p text:style-name="P2"><text:span text:style-name="T3">- Worked on client/hospital facing GUI, implemented comprehensive unit testing</text:span></text:p>
          </draw:text-box>
        </draw:frame>
        <draw:frame draw:style-name="gr74" draw:text-style-name="P6" draw:layer="layout" svg:width="13.274cm" svg:height="0.577cm" svg:x="1.799cm" svg:y="12.469cm">
          <draw:text-box>
            <text:p text:style-name="P2"><text:span text:style-name="T3">- Managed AWS resources across many regions(US, Europe, Korea)</text:span></text:p>
          </draw:text-box>
        </draw:frame>
        <draw:frame draw:style-name="gr75" draw:text-style-name="P6" draw:layer="layout" svg:width="15.314cm" svg:height="0.577cm" svg:x="1.799cm" svg:y="12.97cm">
          <draw:text-box>
            <text:p text:style-name="P2"><text:span text:style-name="T3">- Worked on prototype hardware and software for cloud-enabled microscop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tkinson Hyperlegible" svg:font-family="'Atkinson Hyperlegible'" style:font-pitch="variable"/>
    <style:font-face style:name="C059Bold" svg:font-family="C059Bold" style:font-pitch="variable"/>
    <style:font-face style:name="C059Bold1" svg:font-family="C059Bold"/>
    <style:font-face style:name="C059Roman" svg:font-family="C059Roman" style:font-adornments="Bold" style:font-pitch="fixed"/>
    <style:font-face style:name="C059Roman1" svg:font-family="C059Roman" style:font-adornments="Bold"/>
    <style:font-face style:name="C059Roman2" svg:font-family="C059Roman"/>
    <style:font-face style:name="C059Roman3" svg:font-family="C059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ack" svg:font-family="Hack" style:font-pitch="variable"/>
    <style:font-face style:name="Hack1" svg:font-family="Hack" style:font-pitch="fixed"/>
    <style:font-face style:name="Hack2" svg:font-family="Hack" style:font-adornments="Bold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gramma" svg:font-family="Microgramma" style:font-pitch="variable"/>
    <style:font-face style:name="Microgramma1" svg:font-family="Microgramma" style:font-adornments="Bold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8-21T15:59:20.414658759</dc:date>
    <meta:editing-duration>PT34M45S</meta:editing-duration>
    <meta:editing-cycles>13</meta:editing-cycles>
    <meta:generator>LibreOffice/7.3.5.2$Linux_X86_64 LibreOffice_project/30$Build-2</meta:generator>
    <meta:document-statistic meta:object-count="80"/>
  </office:meta>
</office:document-meta>
</file>